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0.418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1.3cm" svg:height="1.3cm" svg:x="2.096cm" svg:y="1.231cm">
          <text:p text:style-name="P1">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1.3cm" svg:height="1.3cm" svg:x="3.996cm" svg:y="3.231cm">
          <text:p text:style-name="P1">9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1.3cm" svg:height="1.3cm" svg:x="0.196cm" svg:y="3.231cm">
          <text:p text:style-name="P1">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2.286cm" svg:y1="2.341cm" svg:x2="1.306cm" svg:y2="3.421cm" draw:start-shape="id1" draw:start-glue-point="7" draw:end-shape="id2" draw:end-glue-point="11" svg:d="M2286 2341l-980 1080" svg:viewBox="0 0 981 1081">
          <text:p/>
        </draw:connector>
        <draw:connector draw:style-name="gr2" draw:layer="layout" draw:type="line" svg:x1="4.186cm" svg:y1="3.421cm" svg:x2="3.206cm" svg:y2="2.341cm" draw:start-shape="id3" draw:start-glue-point="5" draw:end-shape="id1" draw:end-glue-point="9" svg:d="M4186 3421l-980-1080" svg:viewBox="0 0 981 1081">
          <text:p/>
        </draw:connector>
        <draw:custom-shape draw:style-name="gr1" draw:text-style-name="P2" xml:id="id4" draw:id="id4" draw:layer="layout" svg:width="1.3cm" svg:height="1.3cm" svg:x="5.996cm" svg:y="5.331cm">
          <text:p text:style-name="P1">1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5.106cm" svg:y1="4.341cm" svg:x2="6.186cm" svg:y2="5.521cm" draw:start-shape="id3" draw:start-glue-point="9" draw:end-shape="id4" draw:end-glue-point="5" svg:d="M5106 4341l1080 1180" svg:viewBox="0 0 1081 1181">
          <text:p/>
        </draw:connector>
        <draw:custom-shape draw:style-name="gr1" draw:text-style-name="P2" xml:id="id5" draw:id="id5" draw:layer="layout" svg:width="1.3cm" svg:height="1.3cm" svg:x="2.079cm" svg:y="5.378cm">
          <text:p text:style-name="P1">8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4.186cm" svg:y1="4.341cm" svg:x2="3.189cm" svg:y2="5.568cm" draw:start-shape="id3" draw:start-glue-point="7" draw:end-shape="id5" draw:end-glue-point="11" svg:d="M4186 4341l-997 1227" svg:viewBox="0 0 998 1228">
          <text:p/>
        </draw:connector>
        <draw:custom-shape draw:style-name="gr1" draw:text-style-name="P2" xml:id="id6" draw:id="id6" draw:layer="layout" svg:width="1.3cm" svg:height="1.3cm" svg:x="9.196cm" svg:y="0.978cm">
          <text:p text:style-name="P1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7" draw:id="id7" draw:layer="layout" svg:width="1.3cm" svg:height="1.3cm" svg:x="10.896cm" svg:y="2.678cm">
          <text:p text:style-name="P1"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8" draw:id="id8" draw:layer="layout" svg:width="1.3cm" svg:height="1.3cm" svg:x="12.596cm" svg:y="4.378cm">
          <text:p text:style-name="P1">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10.306cm" svg:y1="2.088cm" svg:x2="11.086cm" svg:y2="2.868cm" draw:start-shape="id6" draw:start-glue-point="9" draw:end-shape="id7" draw:end-glue-point="5" svg:d="M10306 2088l780 780" svg:viewBox="0 0 781 781">
          <text:p/>
        </draw:connector>
        <draw:connector draw:style-name="gr2" draw:layer="layout" draw:type="line" svg:x1="12.006cm" svg:y1="3.788cm" svg:x2="12.786cm" svg:y2="4.568cm" draw:start-shape="id7" draw:start-glue-point="9" draw:end-shape="id8" draw:end-glue-point="5" svg:d="M12006 3788l780 780" svg:viewBox="0 0 781 781">
          <text:p/>
        </draw:connector>
        <draw:custom-shape draw:style-name="gr1" draw:text-style-name="P2" xml:id="id9" draw:id="id9" draw:layer="layout" svg:width="1.3cm" svg:height="1.3cm" svg:x="14.296cm" svg:y="6.078cm">
          <text:p text:style-name="P1">8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13.706cm" svg:y1="5.488cm" svg:x2="14.486cm" svg:y2="6.268cm" draw:start-shape="id8" draw:start-glue-point="9" draw:end-shape="id9" draw:end-glue-point="5" svg:d="M13706 5488l780 780" svg:viewBox="0 0 781 781">
          <text:p/>
        </draw:connector>
        <draw:custom-shape draw:style-name="gr1" draw:text-style-name="P2" xml:id="id10" draw:id="id10" draw:layer="layout" svg:width="1.3cm" svg:height="1.3cm" svg:x="15.996cm" svg:y="7.778cm">
          <text:p text:style-name="P1">1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15.406cm" svg:y1="7.188cm" svg:x2="16.186cm" svg:y2="7.968cm" draw:start-shape="id9" draw:start-glue-point="9" draw:end-shape="id10" draw:end-glue-point="5" svg:d="M15406 7188l780 780" svg:viewBox="0 0 781 781">
          <text:p/>
        </draw:connector>
        <draw:custom-shape draw:style-name="gr1" draw:text-style-name="P2" xml:id="id11" draw:id="id11" draw:layer="layout" svg:width="1.3cm" svg:height="1.3cm" svg:x="13.525cm" svg:y="10.531cm">
          <text:p text:style-name="P1">16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2" draw:id="id12" draw:layer="layout" svg:width="1.3cm" svg:height="1.3cm" svg:x="11.796cm" svg:y="12.401cm">
          <text:p text:style-name="P1">1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13.715cm" svg:y1="11.641cm" svg:x2="12.906cm" svg:y2="12.591cm" draw:start-shape="id11" draw:start-glue-point="7" draw:end-shape="id12" draw:end-glue-point="11" svg:d="M13715 11641l-809 950" svg:viewBox="0 0 810 951">
          <text:p/>
        </draw:connector>
        <draw:custom-shape draw:style-name="gr1" draw:text-style-name="P2" xml:id="id13" draw:id="id13" draw:layer="layout" svg:width="1.3cm" svg:height="1.3cm" svg:x="9.896cm" svg:y="14.478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11.986cm" svg:y1="13.511cm" svg:x2="11.006cm" svg:y2="14.668cm" draw:start-shape="id12" draw:start-glue-point="7" draw:end-shape="id13" draw:end-glue-point="11" svg:d="M11986 13511l-980 1157" svg:viewBox="0 0 981 1158">
          <text:p/>
        </draw:connector>
        <draw:custom-shape draw:style-name="gr1" draw:text-style-name="P2" xml:id="id14" draw:id="id14" draw:layer="layout" svg:width="1.3cm" svg:height="1.3cm" svg:x="15.455cm" svg:y="12.502cm">
          <text:p text:style-name="P1">2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14.635cm" svg:y1="11.641cm" svg:x2="15.645cm" svg:y2="12.692cm" draw:start-shape="id11" draw:start-glue-point="9" draw:end-shape="id14" draw:end-glue-point="5" svg:d="M14635 11641l1010 1051" svg:viewBox="0 0 1011 1052">
          <text:p/>
        </draw:connector>
        <draw:custom-shape draw:style-name="gr1" draw:text-style-name="P2" xml:id="id15" draw:id="id15" draw:layer="layout" svg:width="1.3cm" svg:height="1.3cm" svg:x="2.096cm" svg:y="7.731cm">
          <text:p text:style-name="P1">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7" draw:id="id17" draw:layer="layout" svg:width="1.3cm" svg:height="1.3cm" svg:x="3.996cm" svg:y="9.731cm">
          <text:p text:style-name="P1">9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6" draw:id="id16" draw:layer="layout" svg:width="1.3cm" svg:height="1.3cm" svg:x="0.196cm" svg:y="9.731cm">
          <text:p text:style-name="P1">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2.286cm" svg:y1="8.841cm" svg:x2="1.306cm" svg:y2="9.921cm" draw:start-shape="id15" draw:start-glue-point="7" draw:end-shape="id16" draw:end-glue-point="11" svg:d="M2286 8841l-980 1080" svg:viewBox="0 0 981 1081">
          <text:p/>
        </draw:connector>
        <draw:connector draw:style-name="gr2" draw:layer="layout" draw:type="line" svg:x1="4.186cm" svg:y1="9.921cm" svg:x2="3.206cm" svg:y2="8.841cm" draw:start-shape="id17" draw:start-glue-point="5" draw:end-shape="id15" draw:end-glue-point="9" svg:d="M4186 9921l-980-1080" svg:viewBox="0 0 981 1081">
          <text:p/>
        </draw:connector>
        <draw:custom-shape draw:style-name="gr1" draw:text-style-name="P2" xml:id="id18" draw:id="id18" draw:layer="layout" svg:width="1.3cm" svg:height="1.3cm" svg:x="6.096cm" svg:y="11.878cm">
          <text:p text:style-name="P1">1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5.106cm" svg:y1="10.841cm" svg:x2="6.286cm" svg:y2="12.068cm" draw:start-shape="id17" draw:start-glue-point="9" draw:end-shape="id18" draw:end-glue-point="5" svg:d="M5106 10841l1180 1227" svg:viewBox="0 0 1181 1228">
          <text:p/>
        </draw:connector>
        <draw:custom-shape draw:style-name="gr1" draw:text-style-name="P2" xml:id="id19" draw:id="id19" draw:layer="layout" svg:width="1.3cm" svg:height="1.3cm" svg:x="2.079cm" svg:y="11.878cm">
          <text:p text:style-name="P1">8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4.186cm" svg:y1="10.841cm" svg:x2="3.189cm" svg:y2="12.068cm" draw:start-shape="id17" draw:start-glue-point="7" draw:end-shape="id19" draw:end-glue-point="11" svg:d="M4186 10841l-997 1227" svg:viewBox="0 0 998 1228">
          <text:p/>
        </draw:connector>
        <draw:custom-shape draw:style-name="gr1" draw:text-style-name="P2" xml:id="id20" draw:id="id20" draw:layer="layout" svg:width="1.3cm" svg:height="1.3cm" svg:x="13.802cm" svg:y="14.578cm">
          <text:p text:style-name="P1">1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layer="layout" draw:type="line" svg:x1="12.906cm" svg:y1="13.511cm" svg:x2="13.992cm" svg:y2="14.768cm" draw:start-shape="id12" draw:start-glue-point="9" draw:end-shape="id20" draw:end-glue-point="5" svg:d="M12906 13511l1086 1257" svg:viewBox="0 0 1087 12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9-04-19T10:13:25.645000000</dc:date>
    <meta:editing-duration>PT5H45M39S</meta:editing-duration>
    <meta:editing-cycles>26</meta:editing-cycles>
    <meta:generator>LibreOffice/6.1.1.2$Windows_X86_64 LibreOffice_project/5d19a1bfa650b796764388cd8b33a5af1f5baa1b</meta:generator>
    <meta:document-statistic meta:object-count="36"/>
  </office:meta>
</office:document-meta>
</file>